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style:font-name="Open Sans"/>
    </style:style>
    <style:style style:name="P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style:font-size-asian="11pt" style:font-size-complex="11pt"/>
    </style:style>
    <style:style style:name="P3"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0.25in"/>
        </style:tab-stops>
      </style:paragraph-properties>
      <style:text-properties style:font-name="Open Sans" fo:font-size="11pt" officeooo:paragraph-rsid="000fdc47" style:font-size-asian="11pt" style:font-size-complex="11pt"/>
    </style:style>
    <style:style style:name="P4"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style:font-size-asian="12pt" style:font-weight-asian="bold" style:font-size-complex="12pt" style:font-weight-complex="bold"/>
    </style:style>
    <style:style style:name="P5" style:family="paragraph" style:parent-style-name="Text_20_body">
      <style:paragraph-properties fo:margin-left="0in" fo:margin-right="0in" fo:margin-top="0in" fo:margin-bottom="0.0799in" loext:contextual-spacing="false" fo:line-height="115%" fo:text-indent="0in" style:auto-text-indent="false" style:shadow="none"/>
    </style:style>
    <style:style style:name="P6" style:family="paragraph" style:parent-style-name="Text_20_body" style:master-page-name="First_20_Page">
      <style:paragraph-properties fo:margin-left="0in" fo:margin-right="0in" fo:margin-top="0in" fo:margin-bottom="0.0799in" loext:contextual-spacing="false" fo:line-height="115%" fo:text-indent="0in" style:auto-text-indent="false" style:page-number="auto" style:shadow="none"/>
      <style:text-properties style:font-name="Open Sans" fo:font-size="16pt" fo:font-weight="bold" style:font-size-asian="16pt" style:font-weight-asian="bold" style:font-size-complex="16pt" style:font-weight-complex="bold"/>
    </style:style>
    <style:style style:name="P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style:font-size-asian="11pt" style:font-size-complex="11pt"/>
    </style:style>
    <style:style style:name="P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26cac" style:font-size-asian="11pt" style:font-size-complex="11pt"/>
    </style:style>
    <style:style style:name="P9"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in"/>
        </style:tab-stops>
      </style:paragraph-properties>
      <style:text-properties style:font-name="Open Sans" fo:font-size="11pt" style:font-size-asian="11pt" style:font-size-complex="11pt"/>
    </style:style>
    <style:style style:name="P10"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in"/>
        </style:tab-stops>
      </style:paragraph-properties>
      <style:text-properties style:font-name="Open Sans" fo:font-size="11pt" style:font-size-asian="11pt" style:font-size-complex="11pt"/>
    </style:style>
    <style:style style:name="P11"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5in"/>
        </style:tab-stops>
      </style:paragraph-properties>
      <style:text-properties style:font-name="Open Sans" fo:font-size="11pt" officeooo:paragraph-rsid="00126cac" style:font-size-asian="11pt" style:font-size-complex="11pt"/>
    </style:style>
    <style:style style:name="P1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94f4c" style:font-size-asian="11pt" style:font-size-complex="11pt"/>
    </style:style>
    <style:style style:name="P1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paragraph-rsid="001ad940" style:font-size-asian="11pt" style:font-size-complex="11pt"/>
    </style:style>
    <style:style style:name="P14"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rsid="000fdc47" officeooo:paragraph-rsid="00126cac" style:font-size-asian="11pt" style:font-size-complex="11pt"/>
    </style:style>
    <style:style style:name="P1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officeooo:rsid="000fdc47" officeooo:paragraph-rsid="001ad940" style:font-size-asian="11pt" style:font-size-complex="11pt"/>
    </style:style>
    <style:style style:name="P16"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51fb8" officeooo:paragraph-rsid="00151fb8" style:font-size-asian="11pt" style:font-weight-asian="bold" style:font-size-complex="11pt" style:font-weight-complex="bold"/>
    </style:style>
    <style:style style:name="P1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51fb8" officeooo:paragraph-rsid="001ad940" style:font-size-asian="11pt" style:font-weight-asian="bold" style:font-size-complex="11pt" style:font-weight-complex="bold"/>
    </style:style>
    <style:style style:name="P1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94f4c" officeooo:paragraph-rsid="00194f4c" style:font-size-asian="11pt" style:font-weight-asian="bold" style:font-size-complex="11pt" style:font-weight-complex="bold"/>
    </style:style>
    <style:style style:name="P19"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bold" officeooo:rsid="0013a4e2" officeooo:paragraph-rsid="001ad940" style:font-size-asian="9.60000038146973pt" style:font-weight-asian="bold" style:font-size-complex="11pt" style:font-weight-complex="bold"/>
    </style:style>
    <style:style style:name="P20" style:family="paragraph" style:parent-style-name="Text_20_body">
      <style:paragraph-properties fo:margin-left="0in" fo:margin-right="0in" fo:margin-top="0in" fo:margin-bottom="0.0799in" loext:contextual-spacing="false" fo:line-height="115%" fo:text-indent="0in" style:auto-text-indent="false" style:shadow="none">
        <style:tab-stops>
          <style:tab-stop style:position="1in"/>
        </style:tab-stops>
      </style:paragraph-properties>
      <style:text-properties style:font-name="Open Sans" fo:font-size="11pt" style:text-underline-style="solid" style:text-underline-width="auto" style:text-underline-color="font-color" style:font-size-asian="11pt" style:font-size-complex="11pt"/>
    </style:style>
    <style:style style:name="P21"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3a4e2" officeooo:paragraph-rsid="0013a4e2" style:font-size-asian="9.60000038146973pt" style:font-weight-asian="normal" style:font-size-complex="11pt" style:font-weight-complex="normal"/>
    </style:style>
    <style:style style:name="P2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3a4e2" officeooo:paragraph-rsid="001ad940" style:font-size-asian="9.60000038146973pt" style:font-weight-asian="normal" style:font-size-complex="11pt" style:font-weight-complex="normal"/>
    </style:style>
    <style:style style:name="P2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51fb8" officeooo:paragraph-rsid="00151fb8" style:font-size-asian="11pt" style:font-weight-asian="normal" style:font-size-complex="11pt" style:font-weight-complex="normal"/>
    </style:style>
    <style:style style:name="P24"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25"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70f86" officeooo:paragraph-rsid="00194f4c" style:font-size-asian="11pt" style:font-weight-asian="normal" style:font-size-complex="11pt" style:font-weight-complex="normal"/>
    </style:style>
    <style:style style:name="P26"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70f86" officeooo:paragraph-rsid="001ad940" style:font-size-asian="11pt" style:font-weight-asian="normal" style:font-size-complex="11pt" style:font-weight-complex="normal"/>
    </style:style>
    <style:style style:name="P27"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8ee11" officeooo:paragraph-rsid="001ad940" style:font-size-asian="11pt" style:font-weight-asian="normal" style:font-size-complex="11pt" style:font-weight-complex="normal"/>
    </style:style>
    <style:style style:name="P28"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1pt" fo:font-weight="normal" officeooo:rsid="00108d90" officeooo:paragraph-rsid="001ad940" style:font-size-asian="11pt" style:font-weight-asian="normal" style:font-size-complex="11pt" style:font-weight-complex="normal"/>
    </style:style>
    <style:style style:name="P29"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style:font-size-asian="12pt" style:font-size-complex="12pt"/>
    </style:style>
    <style:style style:name="P30"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0fdc47" officeooo:paragraph-rsid="000fdc47" style:font-size-asian="12pt" style:font-weight-asian="bold" style:font-size-complex="12pt" style:font-weight-complex="bold"/>
    </style:style>
    <style:style style:name="P31"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0fdc47" officeooo:paragraph-rsid="001ad940" style:font-size-asian="12pt" style:font-weight-asian="bold" style:font-size-complex="12pt" style:font-weight-complex="bold"/>
    </style:style>
    <style:style style:name="P32"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13a4e2" officeooo:paragraph-rsid="001ad940" style:font-size-asian="12pt" style:font-weight-asian="bold" style:font-size-complex="12pt" style:font-weight-complex="bold"/>
    </style:style>
    <style:style style:name="P33" style:family="paragraph" style:parent-style-name="Text_20_body">
      <style:paragraph-properties fo:margin-left="0in" fo:margin-right="0in" fo:margin-top="0in" fo:margin-bottom="0.0799in" loext:contextual-spacing="false" fo:line-height="115%" fo:text-indent="0in" style:auto-text-indent="false" style:shadow="none"/>
      <style:text-properties style:font-name="Open Sans" fo:font-size="12pt" fo:font-weight="bold" officeooo:rsid="0013a4e2" officeooo:paragraph-rsid="0013a4e2" style:font-size-asian="10.5pt" style:font-weight-asian="bold" style:font-size-complex="12pt" style:font-weight-complex="bold"/>
    </style:style>
    <style:style style:name="P34"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paragraph-rsid="00194f4c" style:font-size-asian="12pt" style:font-weight-asian="bold" style:font-size-complex="12pt" style:font-weight-complex="bold"/>
    </style:style>
    <style:style style:name="P35"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fo:font-weight="bold" officeooo:rsid="0013a4e2" officeooo:paragraph-rsid="001ad940" style:font-size-asian="10.5pt" style:font-weight-asian="bold" style:font-size-complex="12pt" style:font-weight-complex="bold"/>
    </style:style>
    <style:style style:name="P36" style:family="paragraph" style:parent-style-name="Text_20_body">
      <style:paragraph-properties fo:margin-left="0in" fo:margin-right="0in" fo:margin-top="0in" fo:margin-bottom="0.0799in" loext:contextual-spacing="false" fo:line-height="115%" fo:text-indent="0in" style:auto-text-indent="false" fo:break-before="page" style:shadow="none"/>
      <style:text-properties style:font-name="Open Sans" fo:font-size="12pt" style:font-size-asian="12pt" style:font-size-complex="12pt"/>
    </style:style>
    <style:style style:name="P37" style:family="paragraph" style:parent-style-name="Text_20_body" style:list-style-name="L1"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fo:font-weight="normal" officeooo:rsid="00151fb8" officeooo:paragraph-rsid="00151fb8" style:font-size-asian="9.60000038146973pt" style:font-weight-asian="normal" style:font-size-complex="11pt" style:font-weight-complex="normal"/>
    </style:style>
    <style:style style:name="P38" style:family="paragraph" style:parent-style-name="Text_20_body" style:list-style-name="L2">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39" style:family="paragraph" style:parent-style-name="Text_20_body" style:list-style-name="L1">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fo:font-weight="normal" officeooo:rsid="00151fb8" officeooo:paragraph-rsid="00151fb8" style:font-size-asian="9.60000038146973pt" style:font-weight-asian="normal" style:font-size-complex="11pt" style:font-weight-complex="normal"/>
    </style:style>
    <style:style style:name="P40" style:family="paragraph" style:parent-style-name="Text_20_body" style:list-style-name="L1">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41" style:family="paragraph" style:parent-style-name="Text_20_body" style:list-style-name="L2"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officeooo:paragraph-rsid="00151fb8" style:font-size-asian="11pt" style:font-size-complex="11pt"/>
    </style:style>
    <style:style style:name="P42" style:family="paragraph" style:parent-style-name="Text_20_body" style:list-style-name="L1" style:master-page-name="">
      <loext:graphic-properties draw:fill="none"/>
      <style:paragraph-properties fo:margin-left="0.25in" fo:margin-right="0in" fo:margin-top="0in" fo:margin-bottom="0.0799in" loext:contextual-spacing="false" fo:line-height="115%"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Open Sans" fo:font-size="11pt" fo:font-weight="normal" officeooo:rsid="00151fb8" officeooo:paragraph-rsid="001ad940" style:font-size-asian="9.60000038146973pt" style:font-weight-asian="normal" style:font-size-complex="11pt" style:font-weight-complex="normal"/>
    </style:style>
    <style:style style:name="P43" style:family="paragraph" style:parent-style-name="Text_20_body" style:list-style-name="L3">
      <style:paragraph-properties fo:margin-top="0in" fo:margin-bottom="0.0799in" loext:contextual-spacing="false" fo:line-height="115%" style:shadow="none"/>
      <style:text-properties style:font-name="Open Sans" fo:font-size="11pt" fo:font-weight="normal" officeooo:rsid="00151fb8" officeooo:paragraph-rsid="00151fb8" style:font-size-asian="11pt" style:font-weight-asian="normal" style:font-size-complex="11pt" style:font-weight-complex="normal"/>
    </style:style>
    <style:style style:name="P44" style:family="paragraph" style:parent-style-name="Text_20_body">
      <style:paragraph-properties fo:margin-top="0in" fo:margin-bottom="0.0799in" loext:contextual-spacing="false" fo:line-height="115%" style:shadow="none"/>
      <style:text-properties style:font-name="Open Sans" fo:font-size="11pt" fo:font-weight="normal" officeooo:rsid="00151fb8" officeooo:paragraph-rsid="00151fb8" style:font-size-asian="11pt" style:font-weight-asian="normal" style:font-size-complex="11pt" style:font-weight-complex="normal"/>
    </style:style>
    <style:style style:name="P45" style:family="paragraph" style:parent-style-name="Text_20_body" style:list-style-name="L4">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46" style:family="paragraph" style:parent-style-name="Text_20_body">
      <style:paragraph-properties fo:margin-top="0in" fo:margin-bottom="0.0799in" loext:contextual-spacing="false" fo:line-height="115%" style:shadow="none"/>
      <style:text-properties style:font-name="Open Sans" fo:font-size="11pt" fo:font-weight="normal" officeooo:rsid="00151fb8" officeooo:paragraph-rsid="001ad940" style:font-size-asian="11pt" style:font-weight-asian="normal" style:font-size-complex="11pt" style:font-weight-complex="normal"/>
    </style:style>
    <style:style style:name="P47" style:family="paragraph" style:parent-style-name="Text_20_body">
      <style:paragraph-properties fo:margin-top="0in" fo:margin-bottom="0.0799in" loext:contextual-spacing="false" fo:line-height="115%" style:shadow="none"/>
      <style:text-properties style:font-name="Open Sans" fo:font-size="11pt" fo:font-weight="normal" officeooo:rsid="00170f86" officeooo:paragraph-rsid="00170f86" style:font-size-asian="11pt" style:font-weight-asian="normal" style:font-size-complex="11pt" style:font-weight-complex="normal"/>
    </style:style>
    <style:style style:name="P48" style:family="paragraph" style:parent-style-name="Text_20_body">
      <style:paragraph-properties fo:margin-top="0in" fo:margin-bottom="0.0799in" loext:contextual-spacing="false" fo:line-height="115%" style:shadow="none"/>
      <style:text-properties style:font-name="Open Sans" fo:font-size="11pt" fo:font-weight="normal" officeooo:rsid="00170f86" officeooo:paragraph-rsid="001ad940" style:font-size-asian="11pt" style:font-weight-asian="normal" style:font-size-complex="11pt" style:font-weight-complex="normal"/>
    </style:style>
    <style:style style:name="P49" style:family="paragraph" style:parent-style-name="Text_20_body">
      <style:paragraph-properties fo:margin-top="0in" fo:margin-bottom="0.0799in" loext:contextual-spacing="false" fo:line-height="115%" style:shadow="none"/>
      <style:text-properties style:font-name="Open Sans" fo:font-size="11pt" fo:font-weight="normal" officeooo:rsid="0018b002" officeooo:paragraph-rsid="0018b002" style:font-size-asian="11pt" style:font-weight-asian="normal" style:font-size-complex="11pt" style:font-weight-complex="normal"/>
    </style:style>
    <style:style style:name="P50" style:family="paragraph" style:parent-style-name="Text_20_body">
      <style:paragraph-properties fo:margin-top="0in" fo:margin-bottom="0.0799in" loext:contextual-spacing="false" fo:line-height="115%" style:shadow="none"/>
      <style:text-properties style:font-name="Open Sans" fo:font-size="11pt" fo:font-weight="normal" officeooo:rsid="0018b002" officeooo:paragraph-rsid="001ad940" style:font-size-asian="11pt" style:font-weight-asian="normal" style:font-size-complex="11pt" style:font-weight-complex="normal"/>
    </style:style>
    <style:style style:name="P51" style:family="paragraph" style:parent-style-name="Text_20_body">
      <style:paragraph-properties fo:margin-top="0in" fo:margin-bottom="0.0799in" loext:contextual-spacing="false" fo:line-height="115%" style:shadow="none"/>
      <style:text-properties style:font-name="Open Sans" fo:font-size="11pt" fo:font-weight="normal" officeooo:rsid="0018ee11" officeooo:paragraph-rsid="0018ee11" style:font-size-asian="11pt" style:font-weight-asian="normal" style:font-size-complex="11pt" style:font-weight-complex="normal"/>
    </style:style>
    <style:style style:name="P52" style:family="paragraph" style:parent-style-name="Text_20_body">
      <style:paragraph-properties fo:margin-top="0in" fo:margin-bottom="0.0799in" loext:contextual-spacing="false" fo:line-height="115%" style:shadow="none"/>
      <style:text-properties style:font-name="Open Sans" fo:font-size="11pt" fo:font-weight="normal" officeooo:rsid="0018ee11" officeooo:paragraph-rsid="001ad940" style:font-size-asian="11pt" style:font-weight-asian="normal" style:font-size-complex="11pt" style:font-weight-complex="normal"/>
    </style:style>
    <style:style style:name="P53" style:family="paragraph" style:parent-style-name="Text_20_body">
      <style:paragraph-properties fo:margin-top="0in" fo:margin-bottom="0.0799in" loext:contextual-spacing="false" fo:line-height="115%" style:shadow="none"/>
      <style:text-properties style:font-name="Open Sans" fo:font-size="11pt" fo:font-weight="bold" officeooo:rsid="0018b002" officeooo:paragraph-rsid="0018b002" style:font-size-asian="11pt" style:font-weight-asian="bold" style:font-size-complex="11pt" style:font-weight-complex="bold"/>
    </style:style>
    <style:style style:name="P54" style:family="paragraph" style:parent-style-name="Text_20_body">
      <style:paragraph-properties fo:margin-top="0in" fo:margin-bottom="0.0799in" loext:contextual-spacing="false" fo:line-height="115%" style:shadow="none"/>
      <style:text-properties style:font-name="Open Sans" fo:font-size="11pt" fo:font-weight="bold" officeooo:rsid="0018b002" officeooo:paragraph-rsid="001ad940" style:font-size-asian="11pt" style:font-weight-asian="bold" style:font-size-complex="11pt" style:font-weight-complex="bold"/>
    </style:style>
    <style:style style:name="P55" style:family="paragraph" style:parent-style-name="Text_20_body">
      <style:paragraph-properties fo:margin-top="0in" fo:margin-bottom="0.0799in" loext:contextual-spacing="false" fo:line-height="115%" style:shadow="none"/>
      <style:text-properties style:font-name="Open Sans" fo:font-size="11pt" style:text-underline-style="solid" style:text-underline-width="auto" style:text-underline-color="font-color" fo:font-weight="normal" officeooo:rsid="00170f86" officeooo:paragraph-rsid="00170f86" style:font-size-asian="11pt" style:font-weight-asian="normal" style:font-size-complex="11pt" style:font-weight-complex="normal"/>
    </style:style>
    <style:style style:name="P56" style:family="paragraph" style:parent-style-name="Text_20_body">
      <style:paragraph-properties fo:margin-top="0in" fo:margin-bottom="0.0799in" loext:contextual-spacing="false" fo:line-height="115%" style:shadow="none"/>
      <style:text-properties style:font-name="Open Sans" fo:font-size="11pt" style:text-underline-style="solid" style:text-underline-width="auto" style:text-underline-color="font-color" fo:font-weight="normal" officeooo:rsid="00170f86" officeooo:paragraph-rsid="001ad940" style:font-size-asian="11pt" style:font-weight-asian="normal" style:font-size-complex="11pt" style:font-weight-complex="normal"/>
    </style:style>
    <style:style style:name="P57" style:family="paragraph" style:parent-style-name="Text_20_body">
      <style:paragraph-properties fo:margin-top="0in" fo:margin-bottom="0.0799in" loext:contextual-spacing="false" fo:line-height="115%" fo:break-before="page" style:shadow="none"/>
      <style:text-properties style:font-name="Open Sans" fo:font-size="11pt" fo:font-weight="bold" officeooo:rsid="0018b002" officeooo:paragraph-rsid="0018b002" style:font-size-asian="11pt" style:font-weight-asian="bold" style:font-size-complex="11pt" style:font-weight-complex="bold"/>
    </style:style>
    <style:style style:name="P58" style:family="paragraph" style:parent-style-name="Text_20_body">
      <style:paragraph-properties fo:margin-top="0in" fo:margin-bottom="0.0799in" loext:contextual-spacing="false" fo:line-height="115%" fo:break-before="page" style:shadow="none"/>
      <style:text-properties style:font-name="Open Sans" fo:font-size="11pt" fo:font-weight="bold" officeooo:rsid="0018b002" officeooo:paragraph-rsid="001ad940" style:font-size-asian="11pt" style:font-weight-asian="bold" style:font-size-complex="11pt" style:font-weight-complex="bold"/>
    </style:style>
    <style:style style:name="P59" style:family="paragraph" style:parent-style-name="Text_20_body" style:list-style-name="WWNum4" style:master-page-name="">
      <loext:graphic-properties draw:fill="none"/>
      <style:paragraph-properties fo:margin-left="0in" fo:margin-right="0in" fo:margin-top="0in" fo:margin-bottom="0.0799in" loext:contextual-spacing="false" fo:line-height="115%" fo:text-align="start" style:justify-single-word="false" fo:orphans="2" fo:widows="2" fo:text-indent="0in" style:auto-text-indent="false" style:page-number="auto" fo:background-color="transparent" style:shadow="none" style:writing-mode="lr-tb"/>
      <style:text-properties style:font-name="Open Sans" fo:font-size="11pt" officeooo:paragraph-rsid="00126cac" style:font-size-asian="11pt" style:font-size-complex="11pt"/>
    </style:style>
    <style:style style:name="T1" style:family="text">
      <style:text-properties fo:color="#808080" fo:font-size="8pt" style:font-size-asian="8pt"/>
    </style:style>
    <style:style style:name="T2" style:family="text">
      <style:text-properties style:font-name="Open Sans" fo:font-size="11pt" style:font-size-asian="11pt" style:font-size-complex="11pt"/>
    </style:style>
    <style:style style:name="T3" style:family="text">
      <style:text-properties officeooo:rsid="000fdc47"/>
    </style:style>
    <style:style style:name="T4" style:family="text">
      <style:text-properties officeooo:rsid="00108d90"/>
    </style:style>
    <style:style style:name="T5" style:family="text">
      <style:text-properties fo:font-weight="bold" style:font-weight-asian="bold" style:font-weight-complex="bold"/>
    </style:style>
    <style:style style:name="T6" style:family="text">
      <style:text-properties officeooo:rsid="00126cac"/>
    </style:style>
    <style:style style:name="T7" style:family="text">
      <style:text-properties officeooo:rsid="0018ee11"/>
    </style:style>
    <style:style style:name="T8" style:family="text">
      <style:text-properties officeooo:rsid="00194f4c"/>
    </style:style>
    <style:style style:name="T9" style:family="text">
      <style:text-properties style:text-underline-style="solid" style:text-underline-width="auto" style:text-underline-color="font-color"/>
    </style:style>
    <style:style style:name="T10" style:family="text">
      <style:text-properties officeooo:rsid="001bf4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Just in Time</text:p>
      <text:p text:style-name="P2">Presentville's laboratory created a tear in space-time, trapping the city in a destructive vortex somewhere outside of reality. The players must work together, <text:span text:style-name="T3">traveling</text:span> through time and <text:span text:style-name="T3">place</text:span>, to realign their recent history before it, and they, cease to exist.</text:p>
      <text:p text:style-name="P2">Just in Time is played by 1-4 players in real-time. Players take actions as quickly or slowly as they wish, taking their turns independently of one another. When time runs out the players all win or lose as a team depending on whether they were able to successfully stabilize the timeline.</text:p>
      <text:p text:style-name="P2"/>
      <text:p text:style-name="P4">Components</text:p>
      <text:p text:style-name="P3">1<text:tab/>x Game board<text:line-break/>1<text:tab/>x Goal board<text:line-break/>4<text:tab/>x Time dials<text:line-break/>12<text:tab/>x Pace tokens<text:line-break/>12<text:tab/>x Goal tokens<text:tab/>– 2 each of 6 colors<text:line-break/>54<text:tab/>x Time tokens<text:tab/>– 9 each of 6 colors<text:line-break/>8<text:tab/>x Player meeples<text:tab/>– 2 each of 4 colors<text:line-break/>96<text:tab/>x Player cards<text:tab/>– <text:span text:style-name="T3">4 decks of </text:span>24 cards</text:p>
      <text:p text:style-name="P2"/>
      <text:p text:style-name="P4">Overview</text:p>
      <text:p text:style-name="P2">Throughout the game each player controls 2 meeples: 1 on the location spaces representing where they exist and 1 on the time spaces representing when they exist.</text:p>
      <text:p text:style-name="P2">The game is played over 3 rounds. For each round there are specific times that must be stabilized to proceed. Players activate actions on their cards and investments to move about the board and alter tokens until a specific set of locations have been aligned to the specified times. Players must complete all 3 such alignments in order to win.</text:p>
      <text:p text:style-name="P8"/>
      <text:p text:style-name="P8">There are 3 possible ways to end the game:</text:p>
      <text:list xml:id="list3856789064" text:style-name="L2">
        <text:list-item>
          <text:p text:style-name="P41">The players win once they’ve completed the goal for all 3 rounds</text:p>
        </text:list-item>
        <text:list-item>
          <text:p text:style-name="P38">The players lose immediately if all pace tokens and player cards are spent without completing the current goal</text:p>
        </text:list-item>
        <text:list-item>
          <text:p text:style-name="P38">The players lose if time runs out</text:p>
        </text:list-item>
      </text:list>
      <text:list xml:id="list2144593109" text:style-name="WWNum4">
        <text:list-header>
          <text:p text:style-name="P59"/>
        </text:list-header>
      </text:list>
      <text:p text:style-name="P33"/>
      <text:p text:style-name="P36"><text:span text:style-name="T5">Setup</text:span></text:p>
      <text:p text:style-name="P2">Place the game board in the center of the table within easy reach of all players.</text:p>
      <text:p text:style-name="P2">Place the goal board near whomever is most familiar with the game rules, making sure the board can be seen by all players.</text:p>
      <text:p text:style-name="P2">Place pace tokens on the pace spaces of the goal board according to number of players:</text:p>
      <text:p text:style-name="P2"/>
      <text:p text:style-name="P20"><text:tab/>Round 1<text:tab/>Round 2<text:tab/>Round 3</text:p>
      <text:p text:style-name="P9">1 player<text:tab/>3 tokens<text:tab/>4 tokens<text:tab/>4 tokens</text:p>
      <text:p text:style-name="P9">2 players<text:tab/>1 token<text:tab/>2 tokens<text:tab/>2 tokens</text:p>
      <text:p text:style-name="P9">3 players<text:tab/>1 token<text:tab/>1 token<text:tab/>1 token</text:p>
      <text:p text:style-name="P9">4 players<text:tab/>0 tokens<text:tab/>1 token<text:tab/>1 token</text:p>
      <text:p text:style-name="P9"/>
      <text:p text:style-name="P2">Separate the goal tokens into 2 sets each containing the 6 different colors and place these beside the goal board.</text:p>
      <text:p text:style-name="P2">Separate 3 of each color time token and place <text:span text:style-name="T6">them</text:span> next to the game board as a supply.</text:p>
      <text:p text:style-name="P2">Mix the remaining time tokens and place 3 <text:span text:style-name="T6">tokens</text:span> <text:span text:style-name="T6">damage side </text:span>down on each location and time space so that each individual space has 3 unique colors among its tokens.</text:p>
      <text:p text:style-name="P2">As the first tokens are drawn during the previous step:<text:line-break/>Place player meeples so that 1 is placed matching the location space for the first token and 1 on the matching time space for the second token. Repeat for each player.</text:p>
      <text:p text:style-name="P2">Hand each player a time dial and rotate the meeple icon to match the color of the time space their meeple is currently <text:span text:style-name="T6">on</text:span>.</text:p>
      <text:p text:style-name="P2">Hand each player the deck of player cards matching their meeple color, which they shuffle and then draw 5 cards to form their starting hand.</text:p>
      <text:p text:style-name="P2">Return unused cards, meeples and tokens to the box.</text:p>
      <text:p text:style-name="P11"/>
      <text:p text:style-name="P11">Determine the game difficulty and set the timer accordingly:</text:p>
      <text:p text:style-name="P11">Learning<text:tab/>Do not use a timer<text:line-break/>Novice<text:tab/>No timer for <text:span text:style-name="T6">1st</text:span> round; 30 minutes for rest of game<text:line-break/>Standard<text:tab/>45 minute timer<text:line-break/>Advanced<text:tab/>30 minute timer</text:p>
      <text:p text:style-name="P34"><text:span text:style-name="T8">Game Play</text:span></text:p>
      <text:p text:style-name="P2">Time has looped back on itself, meaning that a player's distant future is also his past. The location a player’s meeple sits on is their present time. The 2 time spaces counter-clockwise from that time are in their past and the remaining 3 spaces are in their future.</text:p>
      <text:p text:style-name="P2">At the start of each round 3 goal tokens will be revealed that represent part of the timeline that has become unstable. Another 3 goal tokens will be revealed for locations, representing the same. In order to complete the round, players must change the tokens on the times matching the goal tokens to contain the location goal token colors AND change the tokens on the locations to match the time goal token colors.</text:p>
      <text:p text:style-name="P2">Note that damaged tokens do not count toward completing the current goal.</text:p>
      <text:p text:style-name="P2"><text:span text:style-name="T9">Example</text:span><text:line-break/>Goal board contains yellow, purple and orange tokens on the location spaces while blue, purple and red are on the time spaces. To complete the round the game board must contain yellow, purple and orange tokens on the blue, purple and red time spaces as well as blue, purple and red tokens on the yellow, purple and orange location spaces.</text:p>
      <text:p text:style-name="P2"/>
      <text:p text:style-name="P18">Game Flow</text:p>
      <text:p text:style-name="P12">Players do not take turns. They each activate and resolve their actions as quickly or slowly as they wish.</text:p>
      <text:p text:style-name="P2">To begin the first round, start the timer, if using one. Do not pause between rounds.</text:p>
      <text:p text:style-name="P2">At the start of each round, remove all goal tokens from the goal board.</text:p>
      <text:p text:style-name="P2">Mix 1 set of goal tokens and reveal, placing them on the goal board on the first time space as well as each location space and both damage spaces.</text:p>
      <text:p text:style-name="P2">Use the remaining goal tokens to fill in the other time spaces using the colors clockwise from the first time token color, e.g., if the first time token is blue, the others would be purple and red.</text:p>
      <text:p text:style-name="P2">On the game board, flip all tokens to their damaged side that match either color of the goal board’s damage tokens. Tokens already showing their damaged side simply remain damaged; there is no further penalty.</text:p>
      <text:p text:style-name="P2">Move the pace tokens for the current round to the center of the game board. If an investment icon is revealed (rounds 2 and 3), flip all face-down cards on the game board to their face-up side – they are now available for use.</text:p>
      <text:p text:style-name="P2">Players are free to take actions during this process; there are no breaks or pauses in play between rounds.</text:p>
      <text:p text:style-name="P2"/>
      <text:p text:style-name="P35">Player Cards</text:p>
      <text:p text:style-name="P22">Cards can be used in 1 of 3 ways:</text:p>
      <text:list xml:id="list919341717" text:style-name="L1">
        <text:list-item>
          <text:p text:style-name="P42">Play to activate an action</text:p>
        </text:list-item>
        <text:list-item>
          <text:p text:style-name="P40">Discard to pay the cost of an action</text:p>
        </text:list-item>
        <text:list-item>
          <text:p text:style-name="P40">Invest on the game board <text:span text:style-name="T10">to activate later</text:span></text:p>
        </text:list-item>
      </text:list>
      <text:p text:style-name="P31"/>
      <text:p text:style-name="P17">Actions</text:p>
      <text:p text:style-name="P24">To activate an action place the card on your discard pile and also discard cards from your hand to pay the action’s cost. Each card lists 2 actions: a cheap action and an expensive action. Cheap actions always cost 1 discard, while expensive actions either cost 2 discards or require discarding your entire hand. Once the cost has been paid, perform the action and then refill your hand to 5 cards, if able.</text:p>
      <text:p text:style-name="P24"/>
      <text:p text:style-name="P24">The possible actions are:</text:p>
      <text:list xml:id="list481328552" text:style-name="L4">
        <text:list-item>
          <text:p text:style-name="P45">Move your location meeple to an adjacent location space</text:p>
        </text:list-item>
        <text:list-item>
          <text:p text:style-name="P45">Move your time meeple to an adjacent time space</text:p>
        </text:list-item>
        <text:list-item>
          <text:p text:style-name="P45">Flip a damaged token on your current location space (to its non-damaged side)</text:p>
        </text:list-item>
        <text:list-item>
          <text:p text:style-name="P45">Flip a damaged token on your current time space (to its non-damaged side)</text:p>
        </text:list-item>
        <text:list-item>
          <text:p text:style-name="P45">Add a token to your current location space (token added will be your current time space color)</text:p>
        </text:list-item>
        <text:list-item>
          <text:p text:style-name="P45">Add a token to your current time space (token added will be your current location space color)</text:p>
        </text:list-item>
        <text:list-item>
          <text:p text:style-name="P45">Swap a token on your current location space with any other location space</text:p>
        </text:list-item>
        <text:list-item>
          <text:p text:style-name="P45">Swap a token on your current time space with any other time space</text:p>
        </text:list-item>
      </text:list>
      <text:p text:style-name="P46"/>
      <text:p text:style-name="P56">Notes</text:p>
      <text:p text:style-name="P52">When moving to a new time space be sure to rotate your time dial to match the new space.</text:p>
      <text:p text:style-name="P48">When adding tokens to a space the new token must not match the color of any other tokens on that space (must maintain 3 unique colors). After the token is added 1 of the existing tokens is removed and placed in the supply, however a damaged token cannot be removed this way.</text:p>
      <text:p text:style-name="P48">When swapping tokens players must be careful to ensure both spaces maintain 3 unique colors.</text:p>
      <text:p text:style-name="P26">At any time, if all players agree, a pace token can be removed from the game board at which point all players shuffle their hand, deck and discard pile into a new deck, draw 5 cards and resume play.</text:p>
      <text:p text:style-name="P48"/>
      <text:p text:style-name="P54"/>
      <text:p text:style-name="P58">Investing</text:p>
      <text:p text:style-name="P50">To invest a card, place it face-down on the game board <text:span text:style-name="T7">on your current location space and then discard 1 card for each damaged token on both that location space and its matching time space, however only the tokens that currently exist for you need be considered.</text:span></text:p>
      <text:p text:style-name="P52">At the start of the next round all invested cards are flipped face-up and become available to all players. Playing invested cards is the same as playing from your hand except that they card is placed in its owner’s discard pile and the cost of the chosen action is ignored.</text:p>
      <text:p text:style-name="P27">Note that when shuffling cards the players do not return invested cards to their decks.</text:p>
      <text:p text:style-name="P19"/>
      <text:p text:style-name="P32">Time Tokens</text:p>
      <text:p text:style-name="P15">Time tokens are double-sided with 1 side displaying a damage symbol. <text:span text:style-name="T4">The tokens on the board collectively</text:span> represent <text:span text:style-name="T4">the current state of the city. Damaged tokens hinder the players’ progress by preventing certain actions and increasing the cost of others. However, damage only effects a given player if that damage currently exists for them (damage in their future has no effect).</text:span></text:p>
      <text:p text:style-name="P28">The colored time space occupied by a meeple is that player’s Present time. The 2 time spaces counter-clockwise are that player’s Past. The remaining 3 time spaces are their Future. Any damage in a player’s Past or Present exists for them and must be repaired or worked around.</text:p>
      <text:p text:style-name="P13"/>
      <text:p text:style-name="P29"><text:span text:style-name="T5">Print-n-Play &amp; Other Info</text:span></text:p>
      <text:p text:style-name="P5"><text:span text:style-name="T2">Discussion thread on BGG:<text:line-break/></text:span><text:a xlink:type="simple" xlink:href="https://www.boardgamegeek.com/thread/1492673" text:style-name="ListLabel_20_94" text:visited-style-name="ListLabel_20_94"><text:span text:style-name="Internet_20_link"><text:span text:style-name="T2">https://www.boardgamegeek.com/thread/1412815</text:span></text:span></text:a></text:p>
      <text:p text:style-name="P2">Design by David Gregg<text:line-break/>Rulebook draft version 13<text:line-break/>July <text:span text:style-name="T8">30</text:span>,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pitch="variable" style:font-charset="x-symbol"/>
    <style:font-face style:name="Courier New" svg:font-family="'Courier New'"/>
    <style:font-face style:name="Lohit Devanagari" svg:font-family="'Lohit Devanagari'"/>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Open Sans" svg:font-family="'Ope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1" fo:font-family="OpenSymbol" style:font-pitch="variable"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style:font-name="Open Sans"/>
    </style:style>
    <style:style style:name="MT1" style:family="text">
      <style:text-properties fo:color="#808080" fo:font-size="8pt" style:font-size-asian="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Just in Time<text:tab/>Page </text:span><text:span text:style-name="MT1"><text:page-number text:select-page="current">5</text:page-number></text:span><text:span text:style-name="MT1"><text:tab/>Rulebook v.13</text:span></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regg</meta:initial-creator>
    <meta:editing-cycles>42</meta:editing-cycles>
    <meta:print-date>2017-02-03T18:20:00</meta:print-date>
    <meta:creation-date>2017-01-23T19:18:00</meta:creation-date>
    <dc:date>2018-07-30T13:54:55.704000000</dc:date>
    <dc:language>en-US</dc:language>
    <meta:editing-duration>PT13H20M25S</meta:editing-duration>
    <meta:generator>LibreOffice/5.3.0.3$Windows_X86_64 LibreOffice_project/7074905676c47b82bbcfbea1aeefc84afe1c50e1</meta:generator>
    <meta:document-statistic meta:table-count="0" meta:image-count="0" meta:object-count="0" meta:page-count="5" meta:paragraph-count="77" meta:word-count="1593" meta:character-count="8694" meta:non-whitespace-character-count="7186"/>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